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.getUplo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Part( Map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disposeWith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copyTo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is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setDisposeWithRequest( boolean dis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copyToSource( Modifiabl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